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4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2.0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60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 (205.88 per volt)</text:p>
          </table:table-cell>
          <table:table-cell table:number-columns-repeated="102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DCINA0</text:p>
          </table:table-cell>
          <table:table-cell table:style-name="ce13" office:value-type="string" calcext:value-type="string">
            <text:p>RESOLVER SINE</text:p>
          </table:table-cell>
          <table:table-cell table:style-name="ce13" office:value-type="string" calcext:value-type="string">
            <text:p>RESOLVER FEEDBACK 1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ADCIND4</text:p>
          </table:table-cell>
          <table:table-cell table:style-name="ce13" office:value-type="string" calcext:value-type="string">
            <text:p>EXCITER MONITOR ANALOG I/P</text:p>
          </table:table-cell>
          <table:table-cell table:style-name="ce13" office:value-type="string" calcext:value-type="string">
            <text:p>ADC INPUT USED TO MONITOR THE RESOLVER EXCITER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EXC SQ WAVE O/P</text:p>
          </table:table-cell>
          <table:table-cell office:value-type="string" calcext:value-type="string">
            <text:p>10KHZ SQUARE WAVE,50% DUTY,3V3 SWING. THIS GENERATES THE RESOLVER EXCITER SINE!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T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T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6:25:38.532449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2:52:28.216846842</meta:creation-date>
    <meta:generator>LibreOffice/7.2.5.2.0$Linux_X86_64 LibreOffice_project/20$Build-2</meta:generator>
    <dc:date>2022-03-19T16:28:42.426558786</dc:date>
    <meta:editing-duration>PT21H26M15S</meta:editing-duration>
    <meta:editing-cycles>90</meta:editing-cycles>
    <dc:creator>David Fiddes</dc:creator>
    <meta:document-statistic meta:table-count="1" meta:cell-count="534" meta:object-count="0"/>
  </office:meta>
</office:document-meta>
</file>